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adornments="Bold" style:font-family-generic="modern" style:font-pitch="fixed"/>
    <style:font-face style:name="Bitstream Vera Serif" svg:font-family="'Bitstream Vera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Bitstream Vera Serif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74.286cm" svg:height="5.952cm" svg:x="2.856cm" svg:y="2.38cm" presentation:class="title">
          <draw:text-box>
            <text:p>ABSTRACT</text:p>
          </draw:text-box>
        </draw:frame>
        <draw:frame presentation:style-name="pr2" draw:text-style-name="P1" draw:layer="layout" svg:width="72.858cm" svg:height="30.952cm" svg:x="2.856cm" svg:y="13.095cm" presentation:class="outline" presentation:user-transformed="true">
          <draw:text-box>
            <text:list text:style-name="L2">
              <text:list-item>
                <text:p>1. We try to highlight the significance of finding close to optimal learning rate and ways to vary the learning rates for faster model convergence which is called as “super-convergence”.</text:p>
              </text:list-item>
              <text:list-item>
                <text:p>2. One of the key elements of super-convergence is training with one learning rate cycle and a large maximum learning rate.</text:p>
              </text:list-item>
              <text:list-item>
                <text:p>3. This was first used in Fast.ai course which took the deep learning community by stor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74.286cm" svg:height="5.952cm" svg:x="2.856cm" svg:y="2.38cm" presentation:class="title">
          <draw:text-box>
            <text:p>MOTIVATION</text:p>
          </draw:text-box>
        </draw:frame>
        <draw:frame presentation:style-name="pr2" draw:text-style-name="P1" draw:layer="layout" svg:width="72.858cm" svg:height="30.952cm" svg:x="2.856cm" svg:y="13.095cm" presentation:class="outline" presentation:user-transformed="true">
          <draw:text-box>
            <text:list text:style-name="L2">
              <text:list-item>
                <text:p>1.While training a Deep Neural Network selecting a good learning rate is essential for both faster convergence with lower error rate and improved performance.</text:p>
              </text:list-item>
              <text:list-item>
                <text:p>2. It is well known that too small a learning rate will make a training algorithm converge slowly while too large a learning rate will make the training algorithm diverge.</text:p>
                <text:p>3. Hence, one must experiment with a variety of learning rates and schedules, which can be troublesome work.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3" presentation:use-date-time-name="dtd1">
        <office:forms form:automatic-focus="false" form:apply-design-mode="false"/>
        <draw:frame presentation:style-name="pr1" draw:layer="layout" svg:width="74.286cm" svg:height="5.952cm" svg:x="2.856cm" svg:y="2.38cm" presentation:class="title">
          <draw:text-box>
            <text:p>METHODS</text:p>
          </draw:text-box>
        </draw:frame>
        <draw:frame presentation:style-name="pr2" draw:layer="layout" svg:width="34.744cm" svg:height="30.952cm" svg:x="2.856cm" svg:y="13.095cm" presentation:class="outline" presentation:user-transformed="true">
          <draw:text-box>
            <text:list text:style-name="L2">
              <text:list-item>
                <text:p><text:s text:c="8"/>LR-FINDER</text:p>
              </text:list-item>
              <text:list-item>
                <text:p/>
              </text:list-item>
              <text:list-item>
                <text:p>Learning rate finder algorithm plots lr vs loss relationship by peforming mock training on a diverse range of learning rates.</text:p>
              </text:list-item>
              <text:list-item>
                <text:p>The idea is to reduce the amount of guesswork on choosing a good starting learning rate.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34.843cm" svg:height="30.952cm" svg:x="41cm" svg:y="13.095cm" presentation:class="outline" presentation:user-transformed="true">
          <draw:text-box>
            <text:list text:style-name="L2">
              <text:list-item>
                <text:p><text:s text:c="7"/>1 CYCLE POLICY</text:p>
              </text:list-item>
              <text:list-item>
                <text:p/>
              </text:list-item>
              <text:list-item>
                <text:p>1 cycle policy is a training technique which allows deeper architecture to converge faster.</text:p>
              </text:list-item>
              <text:list-item>
                <text:p>It does so by scheduling lr and momentum/beta1 paramter during training from a minimum to maximum range for several iterations and vice-vers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74.286cm" svg:height="5.952cm" svg:x="2.856cm" svg:y="2.38cm" presentation:class="title">
          <draw:text-box>
            <text:p>RESULTS</text:p>
          </draw:text-box>
        </draw:frame>
        <draw:frame presentation:style-name="pr2" draw:text-style-name="P1" draw:layer="layout" svg:width="72.858cm" svg:height="30.952cm" svg:x="2.856cm" svg:y="13.095cm" presentation:class="outline" presentation:user-transformed="true">
          <draw:text-box>
            <text:list text:style-name="L2">
              <text:list-item>
                <text:p>1. Transfer Learning on Resnet-50 with 10 classes.</text:p>
              </text:list-item>
              <text:list-item>
                <text:p>Normal Training for 10 epochs <text:s/>:- Accuracy 86.79%</text:p>
              </text:list-item>
              <text:list-item>
                <text:p>Super Convergence for 5 epochs :- Accuracy 90.44%</text:p>
              </text:list-item>
              <text:list-item>
                <text:p/>
              </text:list-item>
              <text:list-item>
                <text:p>2. Traning DenseNet-BC 121 on cifar10 for 10 epochs.</text:p>
              </text:list-item>
              <text:list-item>
                <text:p>Normal Training <text:s text:c="2"/>:- Accuracy 86.36%</text:p>
              </text:list-item>
              <text:list-item>
                <text:p>Super Convergence :- Accuracy 90.36%</text:p>
              </text:list-item>
              <text:list-item>
                <text:p/>
              </text:list-item>
              <text:list-item>
                <text:p>3. Training Openai Gpt for LM on wikitext2</text:p>
              </text:list-item>
              <text:list-item>
                <text:p>Super Convergence for 100 epochs:- perplexity 8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74.286cm" svg:height="5.952cm" svg:x="2.856cm" svg:y="2.38cm" presentation:class="title">
          <draw:text-box>
            <text:p>REFERENCES</text:p>
          </draw:text-box>
        </draw:frame>
        <draw:frame presentation:style-name="pr2" draw:text-style-name="P1" draw:layer="layout" svg:width="72.858cm" svg:height="30.952cm" svg:x="2.856cm" svg:y="13.095cm" presentation:class="outline" presentation:user-transformed="true">
          <draw:text-box>
            <text:list text:style-name="L2">
              <text:list-item>
                <text:p>1. Super-Convergence: Very Fast Training of Neural Networks Using Large Learning Rates</text:p>
              </text:list-item>
              <text:list-item>
                <text:p/>
              </text:list-item>
              <text:list-item>
                <text:p>2. <text:s/>A Disciplined approach to Neural Networks Hyper-Parameters: Part1 – Learnig rate, Batch Size, Momentum and Weight Decay.</text:p>
              </text:list-item>
              <text:list-item>
                <text:p/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adornments="Bold" style:font-family-generic="modern" style:font-pitch="fixed"/>
    <style:font-face style:name="Bitstream Vera Serif" svg:font-family="'Bitstream Vera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957cm" fo:text-align="justify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Bitstream Vera Sans Mono" fo:font-family="'Bitstream Vera Sans Mono'" style:font-style-name="Bold" style:font-family-generic="modern" style:font-pitch="fixed" fo:font-size="61.9000015258789pt" fo:font-style="normal" fo:text-shadow="none" style:text-underline-style="none" fo:font-weight="normal" style:letter-kerning="true" style:font-size-asian="34.2999992370605pt" style:font-size-complex="34.2999992370605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951cm" fo:text-indent="0cm"/>
      <style:text-properties style:font-name="Source Sans Pro Light" fo:font-family="'Source Sans Pro Light'" style:font-style-name="細字" style:font-family-generic="swiss" style:font-pitch="variable" fo:font-size="52.4000015258789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713cm" fo:text-indent="0cm"/>
      <style:text-properties fo:font-size="42.9000015258789pt"/>
    </style:style>
    <style:style style:name="Alizarin-outline4" style:family="presentation" style:parent-style-name="Alizarin-outline3">
      <style:paragraph-properties fo:margin-left="0cm" fo:margin-right="0cm" fo:margin-top="0cm" fo:margin-bottom="0.474cm" fo:text-indent="0cm"/>
      <style:text-properties fo:font-size="38pt"/>
    </style:style>
    <style:style style:name="Alizarin-outline5" style:family="presentation" style:parent-style-name="Alizarin-outline4">
      <style:paragraph-properties fo:margin-left="0cm" fo:margin-right="0cm" fo:margin-top="0cm" fo:margin-bottom="0.236cm" fo:text-indent="0cm"/>
      <style:text-properties fo:font-size="38pt"/>
    </style:style>
    <style:style style:name="Alizarin-outline6" style:family="presentation" style:parent-style-name="Alizarin-outline5">
      <style:paragraph-properties fo:margin-left="0cm" fo:margin-right="0cm" fo:margin-top="0cm" fo:margin-bottom="0.236cm" fo:text-indent="0cm"/>
      <style:text-properties fo:font-size="38pt"/>
    </style:style>
    <style:style style:name="Alizarin-outline7" style:family="presentation" style:parent-style-name="Alizarin-outline6">
      <style:paragraph-properties fo:margin-left="0cm" fo:margin-right="0cm" fo:margin-top="0cm" fo:margin-bottom="0.236cm" fo:text-indent="0cm"/>
      <style:text-properties fo:font-size="38pt"/>
    </style:style>
    <style:style style:name="Alizarin-outline8" style:family="presentation" style:parent-style-name="Alizarin-outline7">
      <style:paragraph-properties fo:margin-left="0cm" fo:margin-right="0cm" fo:margin-top="0cm" fo:margin-bottom="0.236cm" fo:text-indent="0cm"/>
      <style:text-properties fo:font-size="47.5999984741211pt"/>
    </style:style>
    <style:style style:name="Alizarin-outline9" style:family="presentation" style:parent-style-name="Alizarin-outline8">
      <style:paragraph-properties fo:margin-left="0cm" fo:margin-right="0cm" fo:margin-top="0cm" fo:margin-bottom="0.236cm" fo:text-indent="0cm"/>
      <style:text-properties fo:font-size="47.5999984741211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erif" fo:font-family="'Liberation Serif'" style:font-style-name="Bold" style:font-family-generic="roman" style:font-pitch="variable" fo:font-size="114.300003051758pt" fo:font-style="normal" fo:text-shadow="none" style:text-underline-style="none" fo:font-weight="bold" style:letter-kerning="true" style:font-size-asian="34.2999992370605pt" style:font-size-complex="34.2999992370605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958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61.9000015258789pt" fo:font-style="normal" fo:text-shadow="none" style:text-underline-style="none" fo:font-weight="600" style:letter-kerning="true" style:font-size-asian="34.2999992370605pt" style:font-size-complex="34.2999992370605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947cm" fo:text-indent="0cm"/>
      <style:text-properties style:font-name="Source Sans Pro Light" fo:font-family="'Source Sans Pro Light'" style:font-style-name="細字" style:font-family-generic="swiss" style:font-pitch="variable" fo:font-size="52.4000015258789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713cm" fo:text-indent="0cm"/>
      <style:text-properties fo:font-size="42.9000015258789pt"/>
    </style:style>
    <style:style style:name="Alizarin0-outline4" style:family="presentation" style:parent-style-name="Alizarin0-outline3">
      <style:paragraph-properties fo:margin-left="0cm" fo:margin-right="0cm" fo:margin-top="0cm" fo:margin-bottom="0.474cm" fo:text-indent="0cm"/>
      <style:text-properties fo:font-size="38pt"/>
    </style:style>
    <style:style style:name="Alizarin0-outline5" style:family="presentation" style:parent-style-name="Alizarin0-outline4">
      <style:paragraph-properties fo:margin-left="0cm" fo:margin-right="0cm" fo:margin-top="0cm" fo:margin-bottom="0.236cm" fo:text-indent="0cm"/>
      <style:text-properties fo:font-size="38pt"/>
    </style:style>
    <style:style style:name="Alizarin0-outline6" style:family="presentation" style:parent-style-name="Alizarin0-outline5">
      <style:paragraph-properties fo:margin-left="0cm" fo:margin-right="0cm" fo:margin-top="0cm" fo:margin-bottom="0.236cm" fo:text-indent="0cm"/>
      <style:text-properties fo:font-size="38pt"/>
    </style:style>
    <style:style style:name="Alizarin0-outline7" style:family="presentation" style:parent-style-name="Alizarin0-outline6">
      <style:paragraph-properties fo:margin-left="0cm" fo:margin-right="0cm" fo:margin-top="0cm" fo:margin-bottom="0.236cm" fo:text-indent="0cm"/>
      <style:text-properties fo:font-size="38pt"/>
    </style:style>
    <style:style style:name="Alizarin0-outline8" style:family="presentation" style:parent-style-name="Alizarin0-outline7">
      <style:paragraph-properties fo:margin-left="0cm" fo:margin-right="0cm" fo:margin-top="0cm" fo:margin-bottom="0.236cm" fo:text-indent="0cm"/>
      <style:text-properties fo:font-size="47.5999984741211pt"/>
    </style:style>
    <style:style style:name="Alizarin0-outline9" style:family="presentation" style:parent-style-name="Alizarin0-outline8">
      <style:paragraph-properties fo:margin-left="0cm" fo:margin-right="0cm" fo:margin-top="0cm" fo:margin-bottom="0.236cm" fo:text-indent="0cm"/>
      <style:text-properties fo:font-size="47.5999984741211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76.1999969482422pt" fo:font-style="normal" fo:text-shadow="none" style:text-underline-style="none" fo:font-weight="900" style:letter-kerning="true" style:font-size-asian="34.2999992370605pt" style:font-size-complex="34.2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0cm" fo:page-height="50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8.083cm" fo:min-width="76.642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8.333cm" fo:min-width="77.142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3.571cm" fo:min-width="20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3.571cm" fo:min-width="51.42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3.571cm" fo:min-width="4.286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77.142cm" svg:height="8.333cm" svg:x="0cm" svg:y="1.1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0cm" svg:height="3.571cm" svg:x="60cm" svg:y="45.237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51.428cm" svg:height="3.571cm" svg:x="7.142cm" svg:y="45.237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4.286cm" svg:height="3.571cm" svg:x="1.427cm" svg:y="45.237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74.286cm" svg:height="5.952cm" svg:x="2.856cm" svg:y="2.38cm" presentation:class="title" presentation:placeholder="true">
        <draw:text-box/>
      </draw:frame>
      <draw:frame presentation:style-name="Alizarin-outline1" draw:layer="backgroundobjects" svg:width="72.858cm" svg:height="30.952cm" svg:x="2.856cm" svg:y="13.095cm" presentation:class="outline" presentation:placeholder="true">
        <draw:text-box/>
      </draw:frame>
      <draw:frame presentation:style-name="Mpr5" draw:layer="backgroundobjects" svg:width="18.571cm" svg:height="3.45cm" svg:x="60cm" svg:y="45.236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25.714cm" svg:height="3.572cm" svg:x="8.571cm" svg:y="45.236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4.286cm" svg:height="3.572cm" svg:x="1.427cm" svg:y="45.236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77.142cm" svg:height="8.333cm" svg:x="0cm" svg:y="20.833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74.286cm" svg:height="5.952cm" svg:x="2.856cm" svg:y="22.023cm" presentation:class="title" presentation:placeholder="true">
        <draw:text-box/>
      </draw:frame>
      <draw:frame presentation:style-name="Alizarin0-outline1" draw:layer="backgroundobjects" svg:width="72.858cm" svg:height="16.667cm" svg:x="4.284cm" svg:y="30.951cm" presentation:class="outline" presentation:placeholder="true">
        <draw:text-box/>
      </draw:frame>
      <draw:frame presentation:style-name="Mpr10" draw:text-style-name="MP17" draw:layer="backgroundobjects" svg:width="18.571cm" svg:height="3.572cm" svg:x="60cm" svg:y="45.236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25.714cm" svg:height="3.572cm" svg:x="8.571cm" svg:y="45.236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4.286cm" svg:height="3.572cm" svg:x="1.427cm" svg:y="45.236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23:45:09.407633871</meta:creation-date>
    <meta:editing-duration>PT55M39S</meta:editing-duration>
    <meta:editing-cycles>15</meta:editing-cycles>
    <meta:generator>LibreOffice/6.0.7.3$Linux_X86_64 LibreOffice_project/00m0$Build-3</meta:generator>
    <dc:title>Alizarin</dc:title>
    <dc:date>2019-10-11T01:31:05.489895970</dc:date>
    <meta:document-statistic meta:object-count="58"/>
  </office:meta>
</office:document-meta>
</file>